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1" svg:font-family="'Lohit Hindi'"/>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text:p>
      <text:p text:style-name="P1"/>
      <text:p text:style-name="P1">One of the most well-known problems in computer science is the satisfiability (SAT) problem. This is because this was the first problem to be proved to be NP-complete \cite{cook1971}, proof known as the Cook-Levin theorem\footnote[1]{They both proved it independently}. One year later, in 1972, Karp proved in \cite{karp1972} that many common combinatorial problems could be reduced in polynomial time to instances of the SAT problem, thus drawing even more attention to SAT problems by the scientific community. Because many combinatorial problems can be reduced to SAT, it is not strange to find many practical problems with useful applications (such as circuit design and automatic theorem proving) that could be solved if there was an efficient algorithm to solve the SAT problem. Unfortunately, because of the NP-complete nature of SAT, such algorithm has not been found yet, but also has not been proven to be inexistent. Many researchers suspect such efficient algorithm to solve all SAT instances does not exist, so instead of trying to solve the NP-complete problem, they try to improve the current SAT solving algorithms.</text:p>
      <text:p text:style-name="P1">\\Over the years, SAT solvers have shown impressive improvement, the first complete algorithm, the Davis Putnam algorithm \cite{DP1960}, was very limited and could only handle problems with around ten variables. Today, modern SAT solvers can handle instances with millions of variables, making such solvers suitable even for industrial application. In the next chapter we will point out the main features that have improved SAT solvers significantly. </text:p>
      <text:p text:style-name="P1"/>
      <text:p text:style-name="P1">Parallel computing has become increasingly popular in the last years. As CPU manufacturers have found difficult and expensive to keep increasing the clock speed of processors, they have instead turn to increase the number of cores each chip has. Unfortunately, if the algorithms are not thought to be run in parallel, more cores will bring small improvements. This is the reason why there is a growing concern to parallelize algorithms so that they can take advantage of many-cores architectures of today's computers. In SAT solving it is no different. The annual SAT competition \footnote[2]{<text:a xlink:type="simple" xlink:href="http://www.satcompetition.org/">www.satcompetition.org</text:a>}, an event to determine which is the fastest SAT solver, has two main categories; sequential SAT solvers and parallel SAT solvers. In the last years parallel SAT solvers have outperformed sequential solvers in total wall clock time, so the interest in parallel solvers has grown, new designs and approaches have been explored for this kind of solvers. One of the most successful approaches to implement a parallel SAT solver is the portfolio approach. This approach is basically to run different solvers in parallel and wait for one of them to solve the problem. It's a very simple and straight forward approach of parallelization, but we have also encountered one drawback to it: as we add more solvers to different cores of a single chip, the overall performance of the parallel solver decreases in around 20-40%. In this work we will attempt to find the source of this problem and explore possible solutions to it. </text:p>
      <text:p text:style-name="P1"/>
      <text:p text:style-name="P1"/>
      <text:p text:style-name="P1"/>
      <text:p text:style-name="P1"/>
      <text:p text:style-name="P1"/>
      <text:p text:style-name="P1"/>
      <text:p text:style-name="P1"/>
      <text:p text:style-name="P1"/>
      <text:p text:style-name="P1">It is well known that cache plays an important role in the performance of algorithms on modern computers. To understand the implications of cache in the performance of algorithms, we must first understand how modern computers memory hierarchy is built and how does it work. The most common hardware design on computers today is to have a multi core chip with different levels of cache memory, both shared and exclusive to each core. If the chip has $n$ cores, then it will have $n$ first level caches <text:soft-page-break/>(L1 cache), one for each core. For the second level, and despite the number of cores, it will have one level 2 cache (L2 cache). For the third, and last level, it will also have one cache (L3 cache). At the top of the cache hierarchy, we will have the main memory (MM). Figure 1 shows the memory hierarchy design of a typical 4 core machine.</text:p>
      <text:p text:style-name="Standard"/>
      <text:p text:style-name="P1">\label{figure1}</text:p>
      <text:p text:style-name="P1">\begin{figure}[h!]</text:p>
      <text:p text:style-name="P1">\centering</text:p>
      <text:p text:style-name="P1">\includegraphics[width=0.5\textwidth]{fig1.jpeg}</text:p>
      <text:p text:style-name="P1">\caption{Typical memory hierarchy for a machine with 4 cores in 1 chip.}</text:p>
      <text:p text:style-name="P1">\end{figure}</text:p>
      <text:p text:style-name="P1"/>
      <text:p text:style-name="P1"/>
      <text:p text:style-name="P1">2. BACKGROUND BIBLIOGRAPHY</text:p>
      <text:p text:style-name="P1"/>
      <text:p text:style-name="P1">\section{SAT solvers}</text:p>
      <text:p text:style-name="P1">\subsection{The SAT problem}</text:p>
      <text:p text:style-name="P1">Given a set of boolean variables $\Sigma$, a literal $L$ is either a variable or the negation of a variable in $\Sigma$, and a \textit{clause} is a disjunction of literals over distinct variables\footnote[1]{That all literals in a clause have to be over distinct variables is not standard.}. A propositional sentence is in \textit{conjunctive normal form} (\textit{CNF}) if it has the form $\alpha_{1} \wedge \alpha_{2} \wedge ... \wedge \alpha_{n}$, where each $\alpha_{i}$ is a clause. The notation of sentences in CNF we will be using are sets. A clause $l_{1} \vee l_{2} \vee ... \vee l_{m}$, where $l_{i}$ is a literal, can be expressed as the set $\{l_{1},l_{2},...,l_{m}\}$. Furthermore, the CNF $\alpha_{1} \wedge \alpha_{2} \wedge ... \wedge \alpha_{n}$ can be expressed as the set of clauses $\{\alpha_{1},\alpha_{2},...,\alpha_{n}\}$. With these conventions, a CNF $\Delta$ is valid if $\Delta$ is the empty set: $\Delta = \emptyset$. A CNF $\Delta$ will be inconsistent if it contains the empty set: $\emptyset \in \Delta$. </text:p>
      <text:p text:style-name="P1">Given a CNF $\Delta$, the SAT problem is answering the question: Is there an assignment of values for variables in $\Sigma$, such that $\Delta$ evaluates to true? The NP-completeness of this question lies in the combinatorial nature of the problem; to solve it one would need to try all different assignments of variables in $\Sigma$, the number of possible assignments grows exponentially as $|\Sigma|$ grows.</text:p>
      <text:p text:style-name="P1"/>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3-26T11:22:44</meta:creation-date>
    <dc:date>2012-03-28T12:21:28</dc:date>
    <meta:editing-duration>PT09H47M52S</meta:editing-duration>
    <meta:editing-cycles>10</meta:editing-cycles>
    <meta:generator>OpenOffice.org/3.1$Linux OpenOffice.org_project/310m19$Build-9420</meta:generator>
    <dc:creator>juan hinrichs</dc:creator>
    <meta:document-statistic meta:table-count="0" meta:image-count="0" meta:object-count="0" meta:page-count="2" meta:paragraph-count="16" meta:word-count="894" meta:character-count="5662"/>
  </office:meta>
</office:document-meta>
</file>